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122pt"/>
    </style:style>
    <style:style style:name="co5" style:family="table-column">
      <style:table-column-properties fo:break-before="auto" style:column-width="104.54pt"/>
    </style:style>
    <style:style style:name="co6" style:family="table-column">
      <style:table-column-properties fo:break-before="auto" style:column-width="57.86pt"/>
    </style:style>
    <style:style style:name="co7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42424" style:text-outline="false" style:text-line-through-style="none" style:text-line-through-type="none" style:font-name="Open Sans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5.59999990463257pt" style:language-asian="zh" style:country-asian="CN" style:font-style-asian="normal" style:font-weight-asian="normal" style:font-name-complex="Open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424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e181e"/>
    </style:style>
    <style:style style:name="ce14" style:family="table-cell" style:parent-style-name="Default" style:data-style-name="N10000"/>
    <style:style style:name="ce16" style:family="table-cell" style:parent-style-name="Default" style:data-style-name="N10000">
      <style:text-properties fo:font-weight="bold" style:font-weight-asian="bold" style:font-weight-complex="bold"/>
    </style:style>
    <style:style style:name="ce15" style:family="table-cell" style:parent-style-name="Default" style:data-style-name="N10100"/>
    <style:style style:name="ce18" style:family="table-cell" style:parent-style-name="Default" style:data-style-name="N10000">
      <style:text-properties fo:color="#21409a"/>
    </style:style>
    <style:style style:name="ce19" style:family="table-cell" style:parent-style-name="Default" style:data-style-name="N10000">
      <style:text-properties fo:color="#21409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42424" style:font-name="Open Sans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Open Sans" style:font-name-complex="Open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→link_1</text:p>
          </table:table-cell>
          <table:table-cell office:value-type="string" calcext:value-type="string">
            <text:p>joint1</text:p>
          </table:table-cell>
          <table:table-cell table:style-name="ce1" office:value-type="float" office:value="0.057188" calcext:value-type="float">
            <text:p>0.057188</text:p>
          </table:table-cell>
          <table:table-cell table:style-name="ce1" office:value-type="string" calcext:value-type="string">
            <text:p><text:span text:style-name="T1">0.0059831 </text:span></text:p>
          </table:table-cell>
          <table:table-cell table:style-name="ce5" office:value-type="string" calcext:value-type="string">
            <text:p><text:span text:style-name="T1">0.13343</text:span></text:p>
          </table:table-cell>
          <table:table-cell table:formula="of:=SUM([.C2]^2;[.D2]^2;[.E2]^2)" office:value-type="float" office:value="0.02110982972961" calcext:value-type="float">
            <text:p>0.02110982972961</text:p>
          </table:table-cell>
          <table:table-cell table:style-name="ce6" table:formula="of:=SQRT([.F2])" office:value-type="float" office:value="0.145292221848281" calcext:value-type="float">
            <text:p>0.145292221848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1→link_2</text:p>
          </table:table-cell>
          <table:table-cell office:value-type="string" calcext:value-type="string">
            <text:p>joint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18967" calcext:value-type="float">
            <text:p>0.18967</text:p>
          </table:table-cell>
          <table:table-cell office:value-type="float" office:value="0" calcext:value-type="float">
            <text:p>0</text:p>
          </table:table-cell>
          <table:table-cell table:formula="of:=SUM([.C3]^2;[.D3]^2;[.E3]^2)" office:value-type="float" office:value="0.0359747089" calcext:value-type="float">
            <text:p>0.0359747089</text:p>
          </table:table-cell>
          <table:table-cell table:style-name="ce6" table:formula="of:=SQRT([.F3])" office:value-type="float" office:value="0.18967" calcext:value-type="float">
            <text:p>0.18967</text:p>
          </table:table-cell>
          <table:table-cell/>
          <table:table-cell table:formula="of:=[.G2]+[.G3]" office:value-type="float" office:value="0.334962221848281" calcext:value-type="float">
            <text:p>0.334962221848281</text:p>
          </table:table-cell>
          <table:table-cell/>
          <table:table-cell office:value-type="string" calcext:value-type="string">
            <text:p>L1</text:p>
          </table:table-cell>
          <table:table-cell table:formula="of:=[.I3]" office:value-type="float" office:value="0.334962221848281" calcext:value-type="float">
            <text:p>0.334962221848281</text:p>
          </table:table-cell>
        </table:table-row>
        <table:table-row table:style-name="ro1">
          <table:table-cell office:value-type="string" calcext:value-type="string">
            <text:p>link_2→link_3</text:p>
          </table:table-cell>
          <table:table-cell office:value-type="string" calcext:value-type="string">
            <text:p>joint3</text:p>
          </table:table-cell>
          <table:table-cell table:style-name="ce2" office:value-type="float" office:value="-0.024558" calcext:value-type="float">
            <text:p>-0.024558</text:p>
          </table:table-cell>
          <table:table-cell table:style-name="ce4" office:value-type="string" calcext:value-type="string">
            <text:p><text:span text:style-name="T1">0.12737 </text:span></text:p>
          </table:table-cell>
          <table:table-cell table:style-name="ce4" office:value-type="string" calcext:value-type="string">
            <text:p><text:span text:style-name="T1">-0.16578</text:span></text:p>
          </table:table-cell>
          <table:table-cell table:formula="of:=SUM([.C4]^2;[.D4]^2;[.E4]^2)" office:value-type="float" office:value="0.044309220664" calcext:value-type="float">
            <text:p>0.044309220664</text:p>
          </table:table-cell>
          <table:table-cell table:style-name="ce6" table:formula="of:=SQRT([.F4])" office:value-type="float" office:value="0.210497555007178" calcext:value-type="float">
            <text:p>0.210497555007178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formula="of:=[.G4]" office:value-type="float" office:value="0.210497555007178" calcext:value-type="float">
            <text:p>0.210497555007178</text:p>
          </table:table-cell>
        </table:table-row>
        <table:table-row table:style-name="ro1">
          <table:table-cell office:value-type="string" calcext:value-type="string">
            <text:p>link_3→link_4</text:p>
          </table:table-cell>
          <table:table-cell office:value-type="string" calcext:value-type="string">
            <text:p>joint4</text:p>
          </table:table-cell>
          <table:table-cell table:style-name="ce2" office:value-type="float" office:value="0.0088" calcext:value-type="float">
            <text:p>0.0088</text:p>
          </table:table-cell>
          <table:table-cell table:style-name="ce4" office:value-type="string" calcext:value-type="string">
            <text:p><text:span text:style-name="T1">-0.1588</text:span></text:p>
          </table:table-cell>
          <table:table-cell office:value-type="float" office:value="0" calcext:value-type="float">
            <text:p>0</text:p>
          </table:table-cell>
          <table:table-cell table:formula="of:=SUM([.C5]^2;[.D5]^2;[.E5]^2)" office:value-type="float" office:value="0.02529488" calcext:value-type="float">
            <text:p>0.02529488</text:p>
          </table:table-cell>
          <table:table-cell table:style-name="ce6" table:formula="of:=SQRT([.F5])" office:value-type="float" office:value="0.15904364180941" calcext:value-type="float">
            <text:p>0.15904364180941</text:p>
          </table:table-cell>
          <table:table-cell table:formula="of:=[.G5]+[.G6]" office:value-type="float" office:value="0.26434364180941" calcext:value-type="float">
            <text:p>0.26434364180941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formula="of:=[.I7]" office:value-type="float" office:value="0.427990120537185" calcext:value-type="float">
            <text:p>0.427990120537185</text:p>
          </table:table-cell>
        </table:table-row>
        <table:table-row table:style-name="ro1">
          <table:table-cell office:value-type="string" calcext:value-type="string">
            <text:p>link_4-&gt;link_5</text:p>
          </table:table-cell>
          <table:table-cell office:value-type="string" calcext:value-type="string">
            <text:p>join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3" calcext:value-type="float">
            <text:p>-0.1053</text:p>
          </table:table-cell>
          <table:table-cell table:formula="of:=SUM([.C6]^2;[.D6]^2;[.E6]^2)" office:value-type="float" office:value="0.01108809" calcext:value-type="float">
            <text:p>0.01108809</text:p>
          </table:table-cell>
          <table:table-cell table:style-name="ce6" table:formula="of:=SQRT([.F6])" office:value-type="float" office:value="0.1053" calcext:value-type="float">
            <text:p>0.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5→link_6</text:p>
          </table:table-cell>
          <table:table-cell office:value-type="string" calcext:value-type="string">
            <text:p>joint6</text:p>
          </table:table-cell>
          <table:table-cell table:style-name="ce2" office:value-type="float" office:value="-0.0039" calcext:value-type="float">
            <text:p>-0.0039</text:p>
          </table:table-cell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.1636</text:p>
          </table:table-cell>
          <table:table-cell table:formula="of:=SUM([.C7]^2;[.D7]^2;[.E7]^2)" office:value-type="float" office:value="0.02678017" calcext:value-type="float">
            <text:p>0.02678017</text:p>
          </table:table-cell>
          <table:table-cell table:style-name="ce6" table:formula="of:=SQRT([.F7])" office:value-type="float" office:value="0.163646478727775" calcext:value-type="float">
            <text:p>0.163646478727775</text:p>
          </table:table-cell>
          <table:table-cell/>
          <table:table-cell table:formula="of:=[.G5]+[.G6]+[.G7]" office:value-type="float" office:value="0.427990120537185" calcext:value-type="float">
            <text:p>0.42799012053718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k1</text:p>
          </table:table-cell>
          <table:table-cell table:formula="of:=([.C2]-[.C3])^2" office:value-type="float" office:value="0.003270467344" calcext:value-type="float">
            <text:p>0.003270467344</text:p>
          </table:table-cell>
          <table:table-cell table:formula="of:=([.D2]-[.D3])^2" office:value-type="float" office:value="0.03374087723161" calcext:value-type="float">
            <text:p>0.03374087723161</text:p>
          </table:table-cell>
          <table:table-cell table:formula="of:=([.E2]-[.E3])^2" office:value-type="float" office:value="0.0178035649" calcext:value-type="float">
            <text:p>0.0178035649</text:p>
          </table:table-cell>
          <table:table-cell table:formula="of:=SUM([.C9:.E9])" office:value-type="float" office:value="0.05481490947561" calcext:value-type="float">
            <text:p>0.05481490947561</text:p>
          </table:table-cell>
          <table:table-cell table:formula="of:=SQRT([.F9])" office:value-type="float" office:value="0.23412584111031" calcext:value-type="float">
            <text:p>0.234125841110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2</text:p>
          </table:table-cell>
          <table:table-cell table:formula="of:=([.C3]-[.C4])^2" office:value-type="float" office:value="0.000603095364" calcext:value-type="float">
            <text:p>0.000603095364</text:p>
          </table:table-cell>
          <table:table-cell table:formula="of:=([.D3]-[.D4])^2" office:value-type="float" office:value="0.00388129" calcext:value-type="float">
            <text:p>0.00388129</text:p>
          </table:table-cell>
          <table:table-cell table:formula="of:=([.E3]-[.E4])^2" office:value-type="float" office:value="0.0274830084" calcext:value-type="float">
            <text:p>0.0274830084</text:p>
          </table:table-cell>
          <table:table-cell table:formula="of:=SUM([.C10:.E10])" office:value-type="float" office:value="0.031967393764" calcext:value-type="float">
            <text:p>0.031967393764</text:p>
          </table:table-cell>
          <table:table-cell table:formula="of:=SQRT([.F10])" office:value-type="float" office:value="0.178794277771969" calcext:value-type="float">
            <text:p>0.1787942777719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3</text:p>
          </table:table-cell>
          <table:table-cell table:formula="of:=([.C4]-[.C5])^2" office:value-type="float" office:value="0.001112756164" calcext:value-type="float">
            <text:p>0.001112756164</text:p>
          </table:table-cell>
          <table:table-cell table:formula="of:=([.D4]-[.D5])^2" office:value-type="float" office:value="0.0818932689" calcext:value-type="float">
            <text:p>0.0818932689</text:p>
          </table:table-cell>
          <table:table-cell table:formula="of:=([.E4]-[.E5])^2" office:value-type="float" office:value="0.0274830084" calcext:value-type="float">
            <text:p>0.0274830084</text:p>
          </table:table-cell>
          <table:table-cell table:formula="of:=SUM([.C11:.E11])" office:value-type="float" office:value="0.110489033464" calcext:value-type="float">
            <text:p>0.110489033464</text:p>
          </table:table-cell>
          <table:table-cell table:formula="of:=SQRT([.F11])" office:value-type="float" office:value="0.332398907134184" calcext:value-type="float">
            <text:p>0.332398907134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4</text:p>
          </table:table-cell>
          <table:table-cell table:formula="of:=([.C5]-[.C6])^2" office:value-type="float" office:value="0.00007744" calcext:value-type="float">
            <text:p>7.744E-05</text:p>
          </table:table-cell>
          <table:table-cell table:formula="of:=([.D5]-[.D6])^2" office:value-type="float" office:value="0.02521744" calcext:value-type="float">
            <text:p>0.02521744</text:p>
          </table:table-cell>
          <table:table-cell table:formula="of:=([.E5]-[.E6])^2" office:value-type="float" office:value="0.01108809" calcext:value-type="float">
            <text:p>0.01108809</text:p>
          </table:table-cell>
          <table:table-cell table:formula="of:=SUM([.C12:.E12])" office:value-type="float" office:value="0.03638297" calcext:value-type="float">
            <text:p>0.03638297</text:p>
          </table:table-cell>
          <table:table-cell table:formula="of:=SQRT([.F12])" office:value-type="float" office:value="0.190743204335043" calcext:value-type="float">
            <text:p>0.1907432043350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5</text:p>
          </table:table-cell>
          <table:table-cell table:formula="of:=([.C6]-[.C7])^2" office:value-type="float" office:value="0.00001521" calcext:value-type="float">
            <text:p>1.521E-05</text:p>
          </table:table-cell>
          <table:table-cell table:formula="of:=([.D6]-[.D7])^2" office:value-type="float" office:value="0" calcext:value-type="float">
            <text:p>0</text:p>
          </table:table-cell>
          <table:table-cell table:formula="of:=([.E6]-[.E7])^2" office:value-type="float" office:value="0.07230721" calcext:value-type="float">
            <text:p>0.07230721</text:p>
          </table:table-cell>
          <table:table-cell table:formula="of:=SUM([.C13:.E13])" office:value-type="float" office:value="0.07232242" calcext:value-type="float">
            <text:p>0.07232242</text:p>
          </table:table-cell>
          <table:table-cell table:formula="of:=SQRT([.F13])" office:value-type="float" office:value="0.268928280402043" calcext:value-type="float">
            <text:p>0.268928280402043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ce14"/>
        <table:table-column table:style-name="co4" table:default-cell-style-name="ce14"/>
        <table:table-column table:style-name="co5" table:default-cell-style-name="ce14"/>
        <table:table-column table:style-name="co2" table:default-cell-style-name="ce14"/>
        <table:table-column table:style-name="co6" table:default-cell-style-name="ce14"/>
        <table:table-column table:style-name="co2" table:number-columns-repeated="1019" table:default-cell-style-name="ce14"/>
        <table:table-row table:style-name="ro1">
          <table:table-cell/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Kp_vel</text:p>
          </table:table-cell>
          <table:table-cell table:style-name="ce16" office:value-type="string" calcext:value-type="string">
            <text:p>Ti_vel</text:p>
          </table:table-cell>
          <table:table-cell table:style-name="ce16" office:value-type="string" calcext:value-type="string">
            <text:p>Kp_pos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int_1</text:p>
          </table:table-cell>
          <table:table-cell table:formula="of:=[$inertia.G2]" office:value-type="float" office:value="0.0539751248602032" calcext:value-type="float">
            <text:p>0.053975124860203</text:p>
          </table:table-cell>
          <table:table-cell table:formula="of:=Omega_cv*[.B2]" office:value-type="float" office:value="5.39751248602032" calcext:value-type="float">
            <text:p>5.39751248602032</text:p>
          </table:table-cell>
          <table:table-cell table:formula="of:=1/(0.2*Omega_cv)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int_2</text:p>
          </table:table-cell>
          <table:table-cell table:formula="of:=[$inertia.G3]" office:value-type="float" office:value="0.0254908383609582" calcext:value-type="float">
            <text:p>0.025490838360958</text:p>
          </table:table-cell>
          <table:table-cell table:formula="of:=Omega_cv*[.B3]" office:value-type="float" office:value="2.54908383609582" calcext:value-type="float">
            <text:p>2.54908383609582</text:p>
          </table:table-cell>
          <table:table-cell table:formula="of:=1/(0.2*Omega_cv)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int_3</text:p>
          </table:table-cell>
          <table:table-cell table:formula="of:=[$inertia.G4]" office:value-type="float" office:value="0.0136415797231559" calcext:value-type="float">
            <text:p>0.013641579723156</text:p>
          </table:table-cell>
          <table:table-cell table:formula="of:=Omega_cv*[.B4]" office:value-type="float" office:value="1.36415797231559" calcext:value-type="float">
            <text:p>1.36415797231559</text:p>
          </table:table-cell>
          <table:table-cell table:formula="of:=1/(0.2*Omega_cv)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int_4</text:p>
          </table:table-cell>
          <table:table-cell table:formula="of:=[$inertia.G5]" office:value-type="float" office:value="0.01" calcext:value-type="float">
            <text:p>0.01</text:p>
          </table:table-cell>
          <table:table-cell table:formula="of:=Omega_cv*[.B5]" office:value-type="float" office:value="1" calcext:value-type="float">
            <text:p>1</text:p>
          </table:table-cell>
          <table:table-cell table:formula="of:=1/(0.2*Omega_cv)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int_5</text:p>
          </table:table-cell>
          <table:table-cell table:formula="of:=[$inertia.G6]" office:value-type="float" office:value="0.0151795282809791" calcext:value-type="float">
            <text:p>0.015179528280979</text:p>
          </table:table-cell>
          <table:table-cell table:formula="of:=Omega_cv*[.B6]" office:value-type="float" office:value="1.51795282809791" calcext:value-type="float">
            <text:p>1.51795282809791</text:p>
          </table:table-cell>
          <table:table-cell table:formula="of:=1/(0.2*Omega_cv)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int_6</text:p>
          </table:table-cell>
          <table:table-cell table:formula="of:=[$inertia.G7]" office:value-type="float" office:value="0.0000131936077498197" calcext:value-type="float">
            <text:p>1.31936077498197E-05</text:p>
          </table:table-cell>
          <table:table-cell table:formula="of:=Omega_cv*[.B7]" office:value-type="float" office:value="0.00131936077498197" calcext:value-type="float">
            <text:p>0.001319360774982</text:p>
          </table:table-cell>
          <table:table-cell table:formula="of:=1/(0.2*Omega_cv)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mega_cv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p_pos</text:p>
          </table:table-cell>
          <table:table-cell table:style-name="ce18" table:formula="of:=CONCATENATE([.E2];&quot;, &quot;;[.E3];&quot;, &quot;;[.E4];&quot;, &quot;;[.E5];&quot;, &quot;;[.E6];&quot;, &quot;;[.E7])" office:value-type="string" office:string-value="20, 20, 20, 20, 20, 20" calcext:value-type="string">
            <text:p>20, 20, 20, 20, 20, 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p_vel</text:p>
          </table:table-cell>
          <table:table-cell table:style-name="ce19" table:formula="of:=CONCATENATE([.C2];&quot;, &quot;;[.C3];&quot;, &quot;;[.C4];&quot;, &quot;;[.C5];&quot;, &quot;;[.C6];&quot;, &quot;;[.C7])" office:value-type="string" office:string-value="5.39751248602032, 2.54908383609582, 1.36415797231559, 1, 1.51795282809791, 0.00131936077498197" calcext:value-type="string" table:number-columns-spanned="7" table:number-rows-spanned="1">
            <text:p>5.39751248602032, 2.54908383609582, 1.36415797231559, 1, 1.51795282809791, 0.00131936077498197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Ti_vel</text:p>
          </table:table-cell>
          <table:table-cell table:style-name="ce18" table:formula="of:=CONCATENATE([.D2];&quot;, &quot;;[.D3];&quot;, &quot;;[.D4];&quot;, &quot;;[.D5];&quot;, &quot;;[.D6];&quot;, &quot;;[.D7])" office:value-type="string" office:string-value="0.05, 0.05, 0.05, 0.05, 0.05, 0.05" calcext:value-type="string" table:number-columns-spanned="2" table:number-rows-spanned="1">
            <text:p>0.05, 0.05, 0.05, 0.05, 0.05, 0.05</text:p>
          </table:table-cell>
          <table:covered-table-cell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ertia" table:style-name="ta1">
        <table:table-column table:style-name="co2" table:number-columns-repeated="6" table:default-cell-style-name="Default"/>
        <table:table-column table:style-name="co7" table:default-cell-style-name="ce6"/>
        <table:table-row table:style-name="ro1">
          <table:table-cell/>
          <table:table-cell office:value-type="string" calcext:value-type="string">
            <text:p>x_ini</text:p>
          </table:table-cell>
          <table:table-cell office:value-type="string" calcext:value-type="string">
            <text:p>y_ini</text:p>
          </table:table-cell>
          <table:table-cell office:value-type="string" calcext:value-type="string">
            <text:p>x_fin</text:p>
          </table:table-cell>
          <table:table-cell office:value-type="string" calcext:value-type="string">
            <text:p>y_fin</text:p>
          </table:table-cell>
          <table:table-cell office:value-type="string" calcext:value-type="string">
            <text:p>1/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.255" calcext:value-type="float">
            <text:p>1.255</text:p>
          </table:table-cell>
          <table:table-cell office:value-type="float" office:value="35.454674" calcext:value-type="float">
            <text:p>35.454674</text:p>
          </table:table-cell>
          <table:table-cell office:value-type="float" office:value="2.613" calcext:value-type="float">
            <text:p>2.613</text:p>
          </table:table-cell>
          <table:table-cell office:value-type="float" office:value="60.614412" calcext:value-type="float">
            <text:p>60.614412</text:p>
          </table:table-cell>
          <table:table-cell table:formula="of:=([.E2]-[.C2])/([.D2]-[.B2])" office:value-type="float" office:value="18.5270530191458" calcext:value-type="float">
            <text:p>18.5270530191458</text:p>
          </table:table-cell>
          <table:table-cell table:formula="of:=1/[.F2]" office:value-type="float" office:value="0.0539751248602032" calcext:value-type="float">
            <text:p>0.053975124860203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0.107" calcext:value-type="float">
            <text:p>0.107</text:p>
          </table:table-cell>
          <table:table-cell office:value-type="float" office:value="1.804852" calcext:value-type="float">
            <text:p>1.804852</text:p>
          </table:table-cell>
          <table:table-cell office:value-type="float" office:value="0.668" calcext:value-type="float">
            <text:p>0.668</text:p>
          </table:table-cell>
          <table:table-cell office:value-type="float" office:value="23.812759" calcext:value-type="float">
            <text:p>23.812759</text:p>
          </table:table-cell>
          <table:table-cell table:formula="of:=([.E3]-[.C3])/([.D3]-[.B3])" office:value-type="float" office:value="39.2297807486631" calcext:value-type="float">
            <text:p>39.2297807486631</text:p>
          </table:table-cell>
          <table:table-cell table:formula="of:=1/[.F3]" office:value-type="float" office:value="0.0254908383609582" calcext:value-type="float">
            <text:p>0.025490838360958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0.986" calcext:value-type="float">
            <text:p>0.986</text:p>
          </table:table-cell>
          <table:table-cell office:value-type="float" office:value="0.314922" calcext:value-type="float">
            <text:p>0.314922</text:p>
          </table:table-cell>
          <table:table-cell office:value-type="float" office:value="1.16" calcext:value-type="float">
            <text:p>1.16</text:p>
          </table:table-cell>
          <table:table-cell office:value-type="float" office:value="13.070043" calcext:value-type="float">
            <text:p>13.070043</text:p>
          </table:table-cell>
          <table:table-cell table:formula="of:=([.E4]-[.C4])/([.D4]-[.B4])" office:value-type="float" office:value="73.3052931034483" calcext:value-type="float">
            <text:p>73.3052931034483</text:p>
          </table:table-cell>
          <table:table-cell table:formula="of:=1/[.F4]" office:value-type="float" office:value="0.0136415797231559" calcext:value-type="float">
            <text:p>0.013641579723156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1/[.F5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0.1" calcext:value-type="float">
            <text:p>0.1</text:p>
          </table:table-cell>
          <table:table-cell office:value-type="float" office:value="1.380263" calcext:value-type="float">
            <text:p>1.380263</text:p>
          </table:table-cell>
          <table:table-cell office:value-type="float" office:value="0.21" calcext:value-type="float">
            <text:p>0.21</text:p>
          </table:table-cell>
          <table:table-cell office:value-type="float" office:value="8.626865" calcext:value-type="float">
            <text:p>8.626865</text:p>
          </table:table-cell>
          <table:table-cell table:formula="of:=([.E6]-[.C6])/([.D6]-[.B6])" office:value-type="float" office:value="65.8782" calcext:value-type="float">
            <text:p>65.8782</text:p>
          </table:table-cell>
          <table:table-cell table:formula="of:=1/[.F6]" office:value-type="float" office:value="0.0151795282809791" calcext:value-type="float">
            <text:p>0.015179528280979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0.068" calcext:value-type="float">
            <text:p>0.068</text:p>
          </table:table-cell>
          <table:table-cell office:value-type="float" office:value="75.795295" calcext:value-type="float">
            <text:p>75.795295</text:p>
          </table:table-cell>
          <table:table-cell office:value-type="float" office:value="0.069" calcext:value-type="float">
            <text:p>0.069</text:p>
          </table:table-cell>
          <table:table-cell office:value-type="float" office:value="151.589575" calcext:value-type="float">
            <text:p>151.589575</text:p>
          </table:table-cell>
          <table:table-cell table:formula="of:=([.E7]-[.C7])/([.D7]-[.B7])" office:value-type="float" office:value="75794.2799999999" calcext:value-type="float">
            <text:p>75794.2799999999</text:p>
          </table:table-cell>
          <table:table-cell table:formula="of:=1/[.F7]" office:value-type="float" office:value="0.0000131936077498197" calcext:value-type="float">
            <text:p>1.31936077498197E-05</text:p>
          </table:table-cell>
        </table:table-row>
      </table:table>
      <table:named-expressions>
        <table:named-range table:name="J_1" table:base-cell-address="$Sheet2.$E$1" table:cell-range-address="$Sheet2.$B$2"/>
        <table:named-range table:name="J_2" table:base-cell-address="$Sheet2.$E$2" table:cell-range-address="$Sheet2.$B$3"/>
        <table:named-range table:name="J_3" table:base-cell-address="$Sheet2.$E$3" table:cell-range-address="$Sheet2.$B$4"/>
        <table:named-range table:name="Omega_cv" table:base-cell-address="$Sheet2.$B$6" table:cell-range-address="$Sheet2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9:31:33.382028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7:35:01.530933797</meta:creation-date>
    <dc:date>2020-06-04T21:22:39.972257385</dc:date>
    <meta:editing-duration>PT3H34M49S</meta:editing-duration>
    <meta:editing-cycles>16</meta:editing-cycles>
    <meta:generator>LibreOffice/6.0.7.3$Linux_X86_64 LibreOffice_project/00m0$Build-3</meta:generator>
    <meta:document-statistic meta:table-count="3" meta:cell-count="170" meta:object-count="0"/>
  </office:meta>
</office:document-meta>
</file>